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1a45a" officeooo:paragraph-rsid="0001a45a"/>
    </style:style>
    <style:style style:name="P2" style:family="paragraph" style:parent-style-name="Standard">
      <style:paragraph-properties fo:text-align="end" style:justify-single-word="false"/>
      <style:text-properties officeooo:rsid="0002f9dc" officeooo:paragraph-rsid="0002f9dc"/>
    </style:style>
    <style:style style:name="P3" style:family="paragraph" style:parent-style-name="Standard">
      <style:paragraph-properties fo:text-align="justify" style:justify-single-word="false"/>
      <style:text-properties officeooo:rsid="0002f9dc" officeooo:paragraph-rsid="0005cdca"/>
    </style:style>
    <style:style style:name="P4" style:family="paragraph" style:parent-style-name="Standard">
      <style:paragraph-properties fo:text-align="justify" style:justify-single-word="false"/>
      <style:text-properties officeooo:rsid="0002f9dc" officeooo:paragraph-rsid="0002f9dc"/>
    </style:style>
    <style:style style:name="P5" style:family="paragraph" style:parent-style-name="Standard">
      <style:paragraph-properties fo:text-align="justify" style:justify-single-word="false"/>
      <style:text-properties officeooo:rsid="0002f9dc" officeooo:paragraph-rsid="00068f09"/>
    </style:style>
    <style:style style:name="P6" style:family="paragraph" style:parent-style-name="Standard">
      <style:paragraph-properties fo:text-align="end" style:justify-single-word="false"/>
      <style:text-properties officeooo:rsid="00068f09" officeooo:paragraph-rsid="00068f09"/>
    </style:style>
    <style:style style:name="P7" style:family="paragraph" style:parent-style-name="Standard">
      <style:paragraph-properties fo:text-align="justify" style:justify-single-word="false"/>
      <style:text-properties officeooo:rsid="00068f09" officeooo:paragraph-rsid="00197199"/>
    </style:style>
    <style:style style:name="P8" style:family="paragraph" style:parent-style-name="Standard">
      <style:paragraph-properties fo:text-align="justify" style:justify-single-word="false"/>
      <style:text-properties officeooo:rsid="00068f09" officeooo:paragraph-rsid="00068f09"/>
    </style:style>
    <style:style style:name="P9" style:family="paragraph" style:parent-style-name="Standard">
      <style:paragraph-properties fo:text-align="justify" style:justify-single-word="false"/>
      <style:text-properties officeooo:rsid="0007f0a7" officeooo:paragraph-rsid="001122c2"/>
    </style:style>
    <style:style style:name="P10" style:family="paragraph" style:parent-style-name="Standard">
      <style:paragraph-properties fo:text-align="justify" style:justify-single-word="false"/>
      <style:text-properties officeooo:rsid="0007f0a7" officeooo:paragraph-rsid="0029ce56"/>
    </style:style>
    <style:style style:name="P11" style:family="paragraph" style:parent-style-name="Standard">
      <style:paragraph-properties fo:text-align="justify" style:justify-single-word="false"/>
    </style:style>
    <style:style style:name="P12" style:family="paragraph" style:parent-style-name="Standard">
      <style:paragraph-properties fo:text-align="end" style:justify-single-word="false"/>
      <style:text-properties officeooo:rsid="0037efcd" officeooo:paragraph-rsid="0037efcd"/>
    </style:style>
    <style:style style:name="P13" style:family="paragraph" style:parent-style-name="Standard">
      <style:paragraph-properties fo:text-align="center" style:justify-single-word="false"/>
      <style:text-properties officeooo:rsid="0002f9dc" officeooo:paragraph-rsid="00396901"/>
    </style:style>
    <style:style style:name="P14" style:family="paragraph" style:parent-style-name="Standard">
      <style:paragraph-properties fo:text-align="center" style:justify-single-word="false"/>
      <style:text-properties officeooo:paragraph-rsid="00396901"/>
    </style:style>
    <style:style style:name="P15" style:family="paragraph" style:parent-style-name="Standard">
      <style:paragraph-properties fo:text-align="justify" style:justify-single-word="false"/>
      <style:text-properties officeooo:rsid="0007f0a7" officeooo:paragraph-rsid="0029ce56"/>
    </style:style>
    <style:style style:name="T1" style:family="text">
      <style:text-properties officeooo:rsid="0001a45a"/>
    </style:style>
    <style:style style:name="T2" style:family="text">
      <style:text-properties officeooo:rsid="00068f09"/>
    </style:style>
    <style:style style:name="T3" style:family="text">
      <style:text-properties officeooo:rsid="0007f0a7"/>
    </style:style>
    <style:style style:name="T4" style:family="text">
      <style:text-properties officeooo:rsid="000ab106"/>
    </style:style>
    <style:style style:name="T5" style:family="text">
      <style:text-properties officeooo:rsid="001cd7f3"/>
    </style:style>
    <style:style style:name="T6" style:family="text">
      <style:text-properties officeooo:rsid="0023822f"/>
    </style:style>
    <style:style style:name="T7" style:family="text">
      <style:text-properties officeooo:rsid="0025feba"/>
    </style:style>
    <style:style style:name="T8" style:family="text">
      <style:text-properties style:text-underline-style="solid" style:text-underline-width="auto" style:text-underline-color="font-color" officeooo:rsid="0002f9dc"/>
    </style:style>
    <style:style style:name="T9" style:family="text">
      <style:text-properties officeooo:rsid="002d8f15"/>
    </style:style>
    <style:style style:name="T10" style:family="text">
      <style:text-properties officeooo:rsid="002f9203"/>
    </style:style>
    <style:style style:name="T11" style:family="text">
      <style:text-properties officeooo:rsid="00396901"/>
    </style:style>
    <style:style style:name="T12" style:family="text">
      <style:text-properties officeooo:rsid="0002f9dc"/>
    </style:style>
    <style:style style:name="T13" style:family="text">
      <style:text-properties officeooo:rsid="003a399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text:span text:style-name="T1">Sabine BOUHDID</text:span></text:p>
      <text:p text:style-name="P1">520 rue des universités</text:p>
      <text:p text:style-name="P1">38400 – St Martin d'Hères</text:p>
      <text:p text:style-name="P1">Tel : 06.50.20.73.81</text:p>
      <text:p text:style-name="P4">Mail : <text:a xlink:type="simple" xlink:href="mailto:bouhsabine@gmail.com" text:style-name="Internet_20_link" text:visited-style-name="Visited_20_Internet_20_Link">bouhsabine@gmail.com</text:a></text:p>
      <text:p text:style-name="P4"/>
      <text:p text:style-name="P4"><text:tab/><text:tab/><text:tab/><text:tab/><text:tab/><text:tab/><text:tab/><text:tab/><text:tab/><text:tab/><text:tab/></text:p>
      <text:p text:style-name="P12">Wanadev</text:p>
      <text:p text:style-name="P12">31 rue Grenette</text:p>
      <text:p text:style-name="P12">69002 LYON</text:p>
      <text:p text:style-name="P4"/>
      <text:p text:style-name="P4"/>
      <text:p text:style-name="P4"/>
      <text:p text:style-name="P14"><text:span text:style-name="T8">Objet:</text:span><text:span text:style-name="T12"> Candidature pour l'offre « </text:span>Stagiaire-Ingénieur furieusement doué<text:span text:style-name="T13">e</text:span></text:p>
      <text:p text:style-name="P13"><text:span text:style-name="T9"> »</text:span></text:p>
      <text:p text:style-name="P4"/>
      <text:p text:style-name="P4"/>
      <text:p text:style-name="P2">Grenoble, le <text:span text:style-name="T9">0</text:span>2 <text:span text:style-name="T9">mars</text:span> 2016</text:p>
      <text:p text:style-name="P4"/>
      <text:p text:style-name="P4"><text:span text:style-name="T9">Monsieur Benjamin Guignabert</text:span>,</text:p>
      <text:p text:style-name="P4"/>
      <text:p text:style-name="P3">Je suis étudiante en dernière année de master <text:span text:style-name="T6">2 </text:span>Mathém<text:span text:style-name="T2">at</text:span>ique<text:span text:style-name="T2">s</text:span>, Informatique et Applications spécialité Géométrie, Image et Conception Assistée par Ordinateur (GICAO) à l'UFR IM²AG <text:span text:style-name="T4">à Grenoble</text:span>. <text:span text:style-name="T10">À la recherche d'un stage de fin d'études d'une durée de quatre à six mois (ou plus) à partir de début avril 2016, je me permets donc de vous envoyer ma candidature. </text:span></text:p>
      <text:p text:style-name="P5"/>
      <text:p text:style-name="P7"><text:span text:style-name="T5">J'ai suivi des cours de synthèse d'image, de modélisation et de reconstruction surfacique au cours desquels j'ai appris à utiliser des outils et langages tels qu' openGL, GLSL, C/</text:span>C<text:span text:style-name="T3">++ et algorithmes 3D. Lors de mon précédent stage et pendant la réalisation de différents projets, j'ai aussi développé un sens de l'organisation et approfondi des aptitudes telles que la communication, la collaboration et la gestion de projet. Ces compétences ajoutées à ma patience, ma persévérance et ma curiosité seront appréciées au sein d'une équipe telle que la vôtre. </text:span></text:p>
      <text:p text:style-name="P9"/>
      <text:p text:style-name="P10">Faire un stage <text:span text:style-name="T7">au sein d'une équipe de Wanadev</text:span> me permettra d'a<text:span text:style-name="T11">pprofondir mes connaissances <text:s/>de rendu 3D et d'apprendre de nouvelles techniques ainsi que de me familiariser aux outils et algorithmes utilisés dans ce domaine. Il s'agira pour moi d'une entrée stimulante dans le monde de l'entreprise. De surcroît, faire partie d'une équipe cohésive et pétillante sera une réelle motivation.</text:span></text:p>
      <text:p text:style-name="P10">Ma motivation et mon intérêt quant à votre <text:span text:style-name="T11">équipe feront de moi</text:span> une candidate adéquate à votre demande.<text:span text:style-name="T2"><text:line-break/><text:line-break/>Je me tiens à votre disposition pour tous renseignements complémentaires.</text:span></text:p>
      <text:p text:style-name="P8">Dans l'attente de vous rencontrer, je vous prie d'agréer l'expression de mes respectueuses salutations.</text:p>
      <text:p text:style-name="P8"/>
      <text:p text:style-name="P6">Sabine Bouhd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21:37:22.649052372</meta:creation-date>
    <dc:date>2016-03-02T18:38:35.631371598</dc:date>
    <meta:editing-duration>PT4H56M28S</meta:editing-duration>
    <meta:editing-cycles>52</meta:editing-cycles>
    <meta:generator>LibreOffice/5.0.5.2$Linux_X86_64 LibreOffice_project/00m0$Build-2</meta:generator>
    <meta:document-statistic meta:table-count="0" meta:image-count="0" meta:object-count="0" meta:page-count="1" meta:paragraph-count="19" meta:word-count="291" meta:character-count="1879" meta:non-whitespace-character-count="1590"/>
  </office:meta>
</office:document-meta>
</file>